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4.123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2.08cm" fo:break-before="auto" style:use-optimal-row-height="true"/>
    </style:style>
    <style:style style:name="ro9" style:family="table-row">
      <style:table-row-properties style:row-height="0.623cm" fo:break-before="auto" style:use-optimal-row-height="true"/>
    </style:style>
    <style:style style:name="ro10" style:family="table-row">
      <style:table-row-properties style:row-height="2.184cm" fo:break-before="auto" style:use-optimal-row-height="true"/>
    </style:style>
    <style:style style:name="ro11" style:family="table-row">
      <style:table-row-properties style:row-height="3.605cm" fo:break-before="auto" style:use-optimal-row-height="true"/>
    </style:style>
    <style:style style:name="ro12" style:family="table-row">
      <style:table-row-properties style:row-height="0.877cm" fo:break-before="auto" style:use-optimal-row-height="true"/>
    </style:style>
    <style:style style:name="ro13" style:family="table-row">
      <style:table-row-properties style:row-height="1.21cm" fo:break-before="auto" style:use-optimal-row-height="true"/>
    </style:style>
    <style:style style:name="ro14" style:family="table-row">
      <style:table-row-properties style:row-height="4.316cm" fo:break-before="auto" style:use-optimal-row-height="true"/>
    </style:style>
    <style:style style:name="ro15" style:family="table-row">
      <style:table-row-properties style:row-height="1.868cm" fo:break-before="auto" style:use-optimal-row-height="true"/>
    </style:style>
    <style:style style:name="ro16" style:family="table-row">
      <style:table-row-properties style:row-height="2.895cm" fo:break-before="auto" style:use-optimal-row-height="true"/>
    </style:style>
    <style:style style:name="ro17" style:family="table-row">
      <style:table-row-properties style:row-height="1.789cm" fo:break-before="auto" style:use-optimal-row-height="true"/>
    </style:style>
    <style:style style:name="ro18" style:family="table-row">
      <style:table-row-properties style:row-height="0.921cm" fo:break-before="auto" style:use-optimal-row-height="true"/>
    </style:style>
    <style:style style:name="ro19" style:family="table-row">
      <style:table-row-properties style:row-height="3.08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ro21" style:family="table-row">
      <style:table-row-properties style:row-height="2.473cm" fo:break-before="auto" style:use-optimal-row-height="true"/>
    </style:style>
    <style:style style:name="ro22" style:family="table-row">
      <style:table-row-properties style:row-height="5.027cm" fo:break-before="auto" style:use-optimal-row-height="true"/>
    </style:style>
    <style:style style:name="ro23" style:family="table-row">
      <style:table-row-properties style:row-height="3.1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Arial" fo:font-size="48pt" fo:language="en" fo:country="US" style:font-name-asian="Arial" style:font-size-asian="48pt" style:language-asian="en" style:country-asian="US" style:font-name-complex="Tahoma1" style:font-size-complex="48pt" style:language-complex="en" style:country-complex="US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4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48pt" style:language-asian="en" style:country-asian="US" style:font-style-asian="normal" style:font-weight-asian="normal" style:font-size-complex="4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0.97">
            <text:p>0625 <text:s/>931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0.98">
            <text:p>0625 <text:s/>931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0.98">
            <text:p>0625 <text:s/>931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0.98">
            <text:p>0625 <text:s/>931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0.98">
            <text:p>0625 <text:s/>9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0.98">
            <text:p>0625 <text:s/>9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0.98">
            <text:p>0625 <text:s/>9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0.98">
            <text:p>0625 <text:s/>9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">
            <text:p>0625 <text:s/>9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">
            <text:p>0625 <text:s/>9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">
            <text:p>0625 <text:s/>9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">
            <text:p>0625 <text:s/>93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">
            <text:p>0625 <text:s/>9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">
            <text:p>0625 <text:s/>93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">
            <text:p>0625 <text:s/>9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">
            <text:p>0625 <text:s/>9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.02">
            <text:p>0625 <text:s/>93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.02">
            <text:p>0625 <text:s/>93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.02">
            <text:p>0625 <text:s/>9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.02">
            <text:p>0625 <text:s/>93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.02">
            <text:p>0625 <text:s/>9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.02">
            <text:p>0625 <text:s/>9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.02">
            <text:p>0625 <text:s/>93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.02">
            <text:p>0625 <text:s/>9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.02">
            <text:p>0625 <text:s/>93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.02">
            <text:p>0625 <text:s/>93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.03">
            <text:p>0625 <text:s/>93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.03">
            <text:p>0625 <text:s/>93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.03">
            <text:p>0625 <text:s/>93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.03">
            <text:p>0625 <text:s/>93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.03">
            <text:p>0625 <text:s/>93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.03">
            <text:p>0625 <text:s/>9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.03">
            <text:p>0625 <text:s/>9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.03">
            <text:p>0625 <text:s/>9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.03">
            <text:p>0625 <text:s/>9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.03">
            <text:p>0625 <text:s/>93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.03">
            <text:p>0625 <text:s/>93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.03">
            <text:p>0625 <text:s/>93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.05">
            <text:p>0625 <text:s/>9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.05">
            <text:p>0625 <text:s/>93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.05">
            <text:p>0625 <text:s/>93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please hold his body.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.05">
            <text:p>0625 <text:s/>93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.05">
            <text:p>0625 <text:s/>93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.05">
            <text:p>0625 <text:s/>9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.05">
            <text:p>0625 <text:s/>93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.05">
            <text:p>0625 <text:s/>93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.05">
            <text:p>0625 <text:s/>93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.05">
            <text:p>0625 <text:s/>93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.06">
            <text:p>0625 <text:s/>93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.06">
            <text:p>0625 <text:s/>93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.06">
            <text:p>0625 <text:s/>9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.06">
            <text:p>0625 <text:s/>93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.06">
            <text:p>0625 <text:s/>931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.06">
            <text:p>0625 <text:s/>93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.06">
            <text:p>0625 <text:s/>93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.08">
            <text:p>0625 <text:s/>93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.08">
            <text:p>0625 <text:s/>931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.08">
            <text:p>0625 <text:s/>9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.08">
            <text:p>0625 <text:s/>9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.08">
            <text:p>0625 <text:s/>9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3">
            <text:p>6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.08">
            <text:p>0625 <text:s/>9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4">
            <text:p>6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.08">
            <text:p>0625 <text:s/>9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5">
            <text:p>6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.08">
            <text:p>0625 <text:s/>9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6">
            <text:p>6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.08">
            <text:p>0625 <text:s/>9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.08">
            <text:p>0625 <text:s/>9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.08">
            <text:p>0625 <text:s/>9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9">
            <text:p>6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.08">
            <text:p>0625 <text:s/>9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0">
            <text:p>7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09:31:21.08">
            <text:p>0625 <text:s/>931</text:p>
          </table:table-cell>
          <table:table-cell table:number-columns-repeated="1011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25T09:31:21.08">
            <text:p>0625 <text:s/>931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6-25T09:31:21.08">
            <text:p>2021/6/25 9:31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25T09:31:21.08">
            <text:p>0625 <text:s/>931</text:p>
          </table:table-cell>
          <table:table-cell table:style-name="ce7" table:formula="of:=NOW()" office:value-type="date" office:date-value="2021-06-25T09:31:21.08">
            <text:p>0625 <text:s/>931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6-25T09:31:21.08">
            <text:p>0625 <text:s/>931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9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0" table:default-cell-style-name="ce4"/>
        <table:table-column table:style-name="co11" table:default-cell-style-name="ce4"/>
        <table:table-column table:style-name="co6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">
          <table:table-cell table:style-name="ce2" table:formula="of:=CONCATENATE(&quot;(&quot;;MAX(a#ref!:a#ref!);&quot;)&quot;)" office:value-type="string" office:string-value="エラー:508">
            <text:p>エラー:508</text:p>
          </table:table-cell>
          <table:table-cell table:style-name="ce2" table:formula="of:=CONCATENATE(&quot;(&quot;;COUNTA(b#ref!:b#ref!);&quot;)&quot;)" office:value-type="string" office:string-value="エラー:508">
            <text:p>エラー:508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d#ref!:d#ref!);&quot;)&quot;)" office:value-type="string" office:string-value="エラー:508">
            <text:p>エラー:508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5">
            <text:p>0605</text:p>
          </table:table-cell>
          <table:table-cell table:style-name="ce9" office:value-type="string">
            <text:p>v1-50</text:p>
          </table:table-cell>
          <table:table-cell table:style-name="ce18" office:value-type="string">
            <text:p>nó thực[really~1 sự đã xảy[happened~1 ra / anh ấy <text:s/>ngã[fell xuống[down-on sàn[floor. / nó là một chút trơn.</text:p>
          </table:table-cell>
          <table:table-cell table:style-name="ce21" office:value-type="string" table:number-columns-spanned="2" table:number-rows-spanned="1">
            <text:p>it really happened? / he fell down on the floor. it is slippery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14">
            <text:p>0625 <text:s/>931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"평평한 장소"에서 3,4회 마사지 한 후, 옹벽으로 이동하기 시작했다. / 크로는 도중에 안고 올려, 그대로 옹벽으로 데려갔다. / 크로를 올린 후 미케도 올렸다. / 페이스트는 먼저 크로에게. 그리고, 미케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16">
            <text:p>0625 <text:s/>93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czwar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16">
            <text:p>0625 <text:s/>931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wysokie dźwięki. to znaczy, dźwięki "kan"-u. szczególnie, wydmuchałem na piątym dziurze. / wydmuchanie samo, i także, ruch języku. dokładnie, ruch tyłu języku. / w górę i w dół. do przodu i do tyłu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16">
            <text:p>0625 <text:s/>931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رابع من حزيران.</text:p>
          </table:table-cell>
          <table:table-cell table:style-name="ce22" office:value-type="string" table:number-columns-spanned="2" table:number-rows-spanned="1">
            <text:p>yawm'al'dhamaI / a'raabiAI / h^uzayiraan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16">
            <text:p>0625 <text:s/>93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چهارم ژوئن.</text:p>
          </table:table-cell>
          <table:table-cell table:style-name="ce21" office:value-type="string" table:number-columns-spanned="2" table:number-rows-spanned="1">
            <text:p>chaharoom / juwaan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16">
            <text:p>0625 <text:s/>931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6T13:05:22.09">
            <text:p>0606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anh ấy muốn nghỉ ngơi. / anh ấy nói rằng[that anh ấy không được[obtain khỏe[robust.</text:p>
          </table:table-cell>
          <table:table-cell table:style-name="ce21" office:value-type="string" table:number-columns-spanned="2" table:number-rows-spanned="1">
            <text:p>he says he wants to have a rest. / he says he is not feeling well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16">
            <text:p>0625 <text:s/>931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2">
            <text:p>2</text:p>
          </table:table-cell>
          <table:table-cell table:style-name="ce6"/>
          <table:table-cell table:style-name="ce9" office:value-type="string">
            <text:p>v2-52</text:p>
          </table:table-cell>
          <table:table-cell table:style-name="ce18" office:value-type="string">
            <text:p>miệng anh ấy bị sưng lên. / anh ta đập miệng vào thanh sắt.</text:p>
          </table:table-cell>
          <table:table-cell table:style-name="ce21" office:value-type="string" table:number-columns-spanned="2" table:number-rows-spanned="1">
            <text:p>his mouth got swollen. he hit his mouth on the iron bar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16">
            <text:p>0625 <text:s/>93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">
            <text:p>9</text:p>
          </table:table-cell>
          <table:table-cell table:style-name="ce3" table:formula="of:=[.B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는 지상에. 미케는 달려왔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17">
            <text:p>0625 <text:s/>931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는 옹벽으로 돌아갈 전에 안고 그대로 <text:s/>날랐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17">
            <text:p>0625 <text:s/>93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pią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17">
            <text:p>0625 <text:s/>931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na piątym dziurze. / kształt ust. jak dotąd, staram się przesuwać dolną wargę w górę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17">
            <text:p>0625 <text:s/>931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">
            <text:p>13</text:p>
          </table:table-cell>
          <table:table-cell table:style-name="ce3" table:formula="of:=[.B13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oraj, zauważyłem, że może być, lepiej, przesunąć wargę, raczej, lekko, do tyłu. i jednocześnie, pociągnę wargę z zarówno lewej jak i prawej strony, aby dolna warga staje się napięt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17">
            <text:p>0625 <text:s/>931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سبت، الخامس من حزيران.</text:p>
          </table:table-cell>
          <table:table-cell table:style-name="ce21" office:value-type="string">
            <text:p>al'xaamis / h^aziyraan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17">
            <text:p>0625 <text:s/>93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شنبه، پنجم ماه ژوئن بود.</text:p>
          </table:table-cell>
          <table:table-cell table:style-name="ce21" office:value-type="string">
            <text:p>dhuw'an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17">
            <text:p>0625 <text:s/>931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7T07:53:26.81">
            <text:p>0607</text:p>
          </table:table-cell>
          <table:table-cell table:style-name="ce9" office:value-type="string">
            <text:p>v1-53</text:p>
          </table:table-cell>
          <table:table-cell table:style-name="ce18" office:value-type="string">
            <text:p>máu đang chảy từ cánh tay của bạn. / máu chảy ra từ chân bạn. / anh ấy ngã đé tầng dưới. </text:p>
          </table:table-cell>
          <table:table-cell table:style-name="ce21" office:value-type="string" table:number-columns-spanned="2" table:number-rows-spanned="1">
            <text:p>腕から血が流れている。脚から血が流れている。 / 彼は、下の階へ落ち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17">
            <text:p>0625 <text:s/>931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2">
            <text:p>2</text:p>
          </table:table-cell>
          <table:table-cell table:style-name="ce6"/>
          <table:table-cell table:style-name="ce9" office:value-type="string">
            <text:p>v2-54</text:p>
          </table:table-cell>
          <table:table-cell table:style-name="ce18" office:value-type="string">
            <text:p>ở đây, không có sợi[rope~1 dây kéo[stretch~1 căng. / bạn có thế ngã xuống. / nguy hiểm.</text:p>
          </table:table-cell>
          <table:table-cell table:style-name="ce21" office:value-type="string" table:number-columns-spanned="2" table:number-rows-spanned="1">
            <text:p>ここには、ロープが張られていない。落ちます。危険で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17">
            <text:p>0625 <text:s/>931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먼저 크로만. / 얼마 후 미케가 계단 아래 옹벽에서. / 옹벽으로 돌아갈 때 크로를 안고 날랐다. / 미케는 옹벽 앞에서 올렸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17">
            <text:p>0625 <text:s/>93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niedziela, szó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17">
            <text:p>0625 <text:s/>93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znowu, chodzi o dźwięki "kan"-u. / kształt ust. / wczoraj, co zrobiłem. / dolna <text:s/>warga, rysuję to do środka; górna warga, kieruję go w dół, żeby ta wyglądało jak dziób wrony. / więc, powietrze z ust, teraz, wieje w dół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17">
            <text:p>0625 <text:s/>93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حد، السادس من حزيران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17">
            <text:p>0625 <text:s/>93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2">
            <text:p>22</text:p>
          </table:table-cell>
          <table:table-cell table:style-name="ce3" table:formula="of:=[.B22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يکشنبه، ششم ماه ژوئن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17">
            <text:p>0625 <text:s/>931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8T08:35:39">
            <text:p>0608</text:p>
          </table:table-cell>
          <table:table-cell table:style-name="ce9" office:value-type="string">
            <text:p>v1-55</text:p>
          </table:table-cell>
          <table:table-cell table:style-name="ce18" office:value-type="string">
            <text:p>nó rất nặng. bạn không cần phải di chuyển nó. / hãy cùng nhau di chuyển nó sau[later.</text:p>
          </table:table-cell>
          <table:table-cell table:style-name="ce21" office:value-type="string" table:number-columns-spanned="2" table:number-rows-spanned="1">
            <text:p>それはとても重いです。動かさなくていいです。後で、皆で動かしましょう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17">
            <text:p>0625 <text:s/>931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/ bạn có thể, có lẽ, có nó một mình. / bạn có thể mang nó qua đó không?</text:p>
          </table:table-cell>
          <table:table-cell table:style-name="ce21" office:value-type="string" table:number-columns-spanned="2" table:number-rows-spanned="1">
            <text:p>このロープは、とても軽いです。一人で持てるでしょう。あそこへ、運んでもらえますか？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19">
            <text:p>0625 <text:s/>931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모두 먼저부터 옹벽 위에. / 고체는 한 번에 두 회분을 주었다. / 고체 후의 마사지는 하지 않고 떠났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19">
            <text:p>0625 <text:s/>93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siódm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2">
            <text:p>0625 <text:s/>93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7">
            <text:p>27</text:p>
          </table:table-cell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drugi i trzeci dziury. przyjemny dźwięki rozlegli się. / całe ciało fletu wibruje. / nie dmucham dużo, ale dźwięki wychodzi przyjemnie głośny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2">
            <text:p>0625 <text:s/>93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سابع من حزيران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2">
            <text:p>0625 <text:s/>931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يروز، دوشنبه، هفتم ماه ژوئن بود.</text:p>
          </table:table-cell>
          <table:table-cell table:style-name="ce21"/>
          <table:table-cell table:style-name="ce21" office:value-type="string">
            <text:p>yesterday, it was the seventh of june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2">
            <text:p>0625 <text:s/>931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انا اشرب القهوة.</text:p>
          </table:table-cell>
          <table:table-cell table:style-name="ce21" office:value-type="string">
            <text:p>ishraba / al'qah'wata</text:p>
          </table:table-cell>
          <table:table-cell table:style-name="ce21" office:value-type="string">
            <text:p>i drink coffee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2">
            <text:p>0625 <text:s/>931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قهوه می نوشم</text:p>
          </table:table-cell>
          <table:table-cell table:style-name="ce21" office:value-type="string">
            <text:p>kah'we / mei-nuw'shaam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2">
            <text:p>0625 <text:s/>931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2">
            <text:p>32</text:p>
          </table:table-cell>
          <table:table-cell table:style-name="ce3" table:formula="of:=[.B32]+1" office:value-type="float" office:value="10">
            <text:p>10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не оста'вляй лю'бви.</text:p>
          </table:table-cell>
          <table:table-cell table:style-name="ce21" office:value-type="string" table:number-columns-spanned="2" table:number-rows-spanned="1">
            <text:p>사랑에서 떠나서는 안된다.</text:p>
          </table:table-cell>
          <table:covered-table-cell table:style-name="ce21"/>
          <table:table-cell table:style-name="ce23" office:value-type="string" table:number-columns-spanned="2" table:number-rows-spanned="1">
            <text:p>愛から離れてはダメだ。</text:p>
          </table:table-cell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2">
            <text:p>0625 <text:s/>931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11">
            <text:p>11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в этой вселе'нной нет ничего', что мо'&lt;a&gt;гло <text:s/>бы замени'ть лю'бовь&lt;fi`&gt;.</text:p>
          </table:table-cell>
          <table:table-cell table:style-name="ce21" office:value-type="string" table:number-columns-spanned="2" table:number-rows-spanned="1">
            <text:p>사랑의 대신이 될 수 있는 건, 이 우주에서는 없다.</text:p>
          </table:table-cell>
          <table:covered-table-cell table:style-name="ce21"/>
          <table:table-cell table:style-name="ce23" office:value-type="string" table:number-columns-spanned="2" table:number-rows-spanned="1">
            <text:p>愛の代わりになるものは、この宇宙には、ない。</text:p>
          </table:table-cell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2">
            <text:p>0625 <text:s/>931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0T14:46:44.660001">
            <text:p>0610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 có thể đi lên từ tầng 2 đến tầng 3 không? / và ỏ đó, vui lòng, dập vào tường.</text:p>
          </table:table-cell>
          <table:table-cell table:style-name="ce21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2">
            <text:p>0625 <text:s/>931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35">
            <text:p>35</text:p>
          </table:table-cell>
          <table:table-cell table:style-name="ce3" table:formula="of:=[.B35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bạn có thể có nó một mình. / bạn có thể mang nó đén đó không? / bảng này rất nặng. / bạn không có cần <text:s/>phải di chuyển nó ngay bây giờ.</text:p>
          </table:table-cell>
          <table:table-cell table:style-name="ce21" office:value-type="string" table:number-columns-spanned="2" table:number-rows-spanned="1">
            <text:p>このロープは、とても軽いです。一人で持てるでしょう。あそこへ、運んでもらえますか？/ この板は、とても重いです。今は、動かす必要はありません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2">
            <text:p>0625 <text:s/>931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 모두. / 크로는 옹벽으로 돌아갈 도중에 안고 올렸다. / 미케도 크로 후에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22">
            <text:p>0625 <text:s/>93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dziewią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22">
            <text:p>0625 <text:s/>931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było około szóstej trzydziesci, kiedy zacząłem działalności fletu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22">
            <text:p>0625 <text:s/>931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używam tutaj słowa "działalność", a nie "ćwiczenie". / powód jest, że wykonuję również inne czynności niż ćwiczeni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22">
            <text:p>0625 <text:s/>931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ربعاء، التاسع من حزيران.</text:p>
          </table:table-cell>
          <table:table-cell table:style-name="ce21"/>
          <table:table-cell table:style-name="ce21" office:value-type="string">
            <text:p>it was wednesday, the ninth of june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22">
            <text:p>0625 <text:s/>93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1">
            <text:p>41</text:p>
          </table:table-cell>
          <table:table-cell table:style-name="ce3" table:formula="of:=[.B41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نهم ماه ژوئن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22">
            <text:p>0625 <text:s/>931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انا أكل الرز. /أنهم يأكلون الأرز، كذلك. </text:p>
          </table:table-cell>
          <table:table-cell table:style-name="ce21" office:value-type="string">
            <text:p>akala'l'ruzi / anahum / ya'akuluwna'l'uruza. / kadzaalika</text:p>
          </table:table-cell>
          <table:table-cell table:style-name="ce21" office:value-type="string">
            <text:p>I eat rice. they eat rice, as well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22">
            <text:p>0625 <text:s/>931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43">
            <text:p>43</text:p>
          </table:table-cell>
          <table:table-cell table:style-name="ce3" table:formula="of:=[.B4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گربه ها غذا می خورد.</text:p>
          </table:table-cell>
          <table:table-cell table:style-name="ce21" office:value-type="string">
            <text:p>ghadzoo[food / xuwr[eat</text:p>
          </table:table-cell>
          <table:table-cell table:style-name="ce21" office:value-type="string">
            <text:p>cats eat food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22">
            <text:p>0625 <text:s/>931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4">
            <text:p>4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1T16:13:52.14">
            <text:p>0611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nó tốt. bạn đang làm tốt. / vui lòng làm điều đó. / vui lòng tiếp tục nó. / vui lòng làm lại.</text:p>
          </table:table-cell>
          <table:table-cell table:style-name="ce21" office:value-type="string" table:number-columns-spanned="2" table:number-rows-spanned="1">
            <text:p>it is good. you are doing well. please do it. please continue it. / please do it again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22">
            <text:p>0625 <text:s/>931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45">
            <text:p>45</text:p>
          </table:table-cell>
          <table:table-cell table:style-name="ce3" table:formula="of:=[.B45]+1" office:value-type="float" office:value="2">
            <text:p>2</text:p>
          </table:table-cell>
          <table:table-cell table:style-name="ce6"/>
          <table:table-cell table:style-name="ce9" office:value-type="string">
            <text:p>v2-58</text:p>
          </table:table-cell>
          <table:table-cell table:style-name="ce18" office:value-type="string">
            <text:p>nó là không tốt. / điều đó là tồi tệ. / xin đừng[do-not làm điều đó. / làm ơn, đừng nó lại[again.</text:p>
          </table:table-cell>
          <table:table-cell table:style-name="ce21" office:value-type="string" table:number-columns-spanned="2" table:number-rows-spanned="1">
            <text:p>it is not good. it is bad. please don't do it. please stop it.</text:p>
          </table:table-cell>
          <table:covered-table-cell table:style-name="ce21" office:value-type="string">
            <text:p>it is not good. it is bad. please don't do it. please stop it.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22">
            <text:p>0625 <text:s/>93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6">
            <text:p>46</text:p>
          </table:table-cell>
          <table:table-cell table:style-name="ce3" table:formula="of:=[.B4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크로만. 미케는 결국 오지 않았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22">
            <text:p>0625 <text:s/>931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7">
            <text:p>47</text:p>
          </table:table-cell>
          <table:table-cell table:style-name="ce3" table:formula="of:=[.B4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에게 고체도 준 후, 나는 공원을 나서 수영장 서 쪽으로 간다. / 혀를 울렸지만, 미케는 오지 않는다. / 곡원으로 돌아 시작한다. / 내가 수영장의 동남 구석에 도착할 무렵에 크로가 그 구석에서 옹벽 위에 이 쪽으로 걸어왔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23">
            <text:p>0625 <text:s/>93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8">
            <text:p>48</text:p>
          </table:table-cell>
          <table:table-cell table:style-name="ce3" table:formula="of:=[.B48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dziesiąty czerwca.</text:p>
          </table:table-cell>
          <table:table-cell table:style-name="ce21" office:value-type="string" table:number-columns-spanned="2" table:number-rows-spanned="1">
            <text:p>it was thursday, the tenth of june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23">
            <text:p>0625 <text:s/>93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49">
            <text:p>49</text:p>
          </table:table-cell>
          <table:table-cell table:style-name="ce3" table:formula="of:=[.B49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/ wczoraj znowu inny nowy kształt ust. to znalazłem[found. / sprawiam[make trzy mięśni napięte. są to, jedna pod tuż dolną wargę, a dwie mięśni <text:s/>, które znajdują[located się w kącikach[corners ust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23">
            <text:p>0625 <text:s/>931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0">
            <text:p>50</text:p>
          </table:table-cell>
          <table:table-cell table:style-name="ce3" table:formula="of:=[.B5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عاشر من حزيران.</text:p>
          </table:table-cell>
          <table:table-cell table:style-name="ce21"/>
          <table:table-cell table:style-name="ce21" office:value-type="string">
            <text:p>it was thursday, the tenth of june.</text:p>
          </table:table-cell>
          <table:table-cell table:style-name="ce23"/>
          <table: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23">
            <text:p>0625 <text:s/>93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1">
            <text:p>51</text:p>
          </table:table-cell>
          <table:table-cell table:style-name="ce3" table:formula="of:=[.B51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دهم ماه ژوئن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23">
            <text:p>0625 <text:s/>931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2">
            <text:p>52</text:p>
          </table:table-cell>
          <table:table-cell table:style-name="ce3" table:formula="of:=[.B52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أستخدم الدراجة كل يوم.</text:p>
          </table:table-cell>
          <table:table-cell table:style-name="ce21" office:value-type="string">
            <text:p>astax'dimu / a'daraadhata / kul / yaomen</text:p>
          </table:table-cell>
          <table:table-cell table:style-name="ce21" office:value-type="string">
            <text:p>I use bicycle, every 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23">
            <text:p>0625 <text:s/>931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3">
            <text:p>53</text:p>
          </table:table-cell>
          <table:table-cell table:style-name="ce3" table:formula="of:=[.B5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من هر روز فلوت ژاپنی می زنم.</text:p>
          </table:table-cell>
          <table:table-cell table:style-name="ce21" office:value-type="string">
            <text:p>har / fluwt / dhapaniy / miy'zanam</text:p>
          </table:table-cell>
          <table:table-cell table:style-name="ce21" office:value-type="string">
            <text:p>I play japanese flute, every 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23">
            <text:p>0625 <text:s/>931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4">
            <text:p>5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5T11:26:56.06">
            <text:p>0615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 có thể đi lên từ tầng hai đến tầng ba không? / và, ở đó hãy đập vào tường.</text:p>
          </table:table-cell>
          <table:table-cell table:style-name="ce21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23">
            <text:p>0625 <text:s/>931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55">
            <text:p>55</text:p>
          </table:table-cell>
          <table:table-cell table:style-name="ce3" table:formula="of:=[.B55]+1" office:value-type="float" office:value="2">
            <text:p>2</text:p>
          </table:table-cell>
          <table:table-cell table:style-name="ce6"/>
          <table:table-cell table:style-name="ce9" office:value-type="string">
            <text:p>v2-60</text:p>
          </table:table-cell>
          <table:table-cell table:style-name="ce18" office:value-type="string">
            <text:p>máu đang chảy từ canh tay của bạn. / máu đang chảy từ chân của bạn. / máu đang chảy ra từ mặt. / anh ấy bị ngã ở tầng dưới.</text:p>
          </table:table-cell>
          <table:table-cell table:style-name="ce21" office:value-type="string" table:number-columns-spanned="2" table:number-rows-spanned="1">
            <text:p>腕から血が流れている。脚から血が流れている。頭から血が出ている。顔から、血が出ている。 / 彼は、下の階へ落ち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23">
            <text:p>0625 <text:s/>931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56">
            <text:p>56</text:p>
          </table:table-cell>
          <table:table-cell table:style-name="ce3" table:formula="of:=[.B5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를 안아하면서 옹벽으로 돌아가기. / 크로를 올릴 때 미케는 때 항상 내 옆에 있어서, 올리기를 기다리고 있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23">
            <text:p>0625 <text:s/>931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57">
            <text:p>57</text:p>
          </table:table-cell>
          <table:table-cell table:style-name="ce3" table:formula="of:=[.B5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옛날, 한 마리 개를 사육하고 있었다. / 이름은 "지로" 있었다.</text:p>
          </table:table-cell>
          <table:table-cell table:style-name="ce21" office:value-type="string">
            <text:p>昔、犬を飼っていました。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25">
            <text:p>0625 <text:s/>93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58">
            <text:p>58</text:p>
          </table:table-cell>
          <table:table-cell table:style-name="ce3" table:formula="of:=[.B58]+1" office:value-type="float" office:value="5">
            <text:p>5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이 개는 여성이었다. / 그럼에도 불구하고, <text:s/>이름은 "지로". 이 "지로" 는 남자에게 붙일 것이다. / 더욱, 당시, 나는 "지로" 라고 붙인 것을 한 번도 이상하다고 생각했던 기억이 없어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25">
            <text:p>0625 <text:s/>93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9">
            <text:p>59</text:p>
          </table:table-cell>
          <table:table-cell table:style-name="ce3" table:formula="of:=[.B59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lek, czterna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25">
            <text:p>0625 <text:s/>931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0">
            <text:p>60</text:p>
          </table:table-cell>
          <table:table-cell table:style-name="ce3" table:formula="of:=[.B60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 "kan"-u. wczoraj, "kan" na piątym dziurze, to rozległ się przyjemno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25">
            <text:p>0625 <text:s/>931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61">
            <text:p>61</text:p>
          </table:table-cell>
          <table:table-cell table:style-name="ce3" table:formula="of:=[.B61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eśniej, sluchałem polskich piosenek, które opowiadają o historię polskiej niepodległości. / spłakałem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25">
            <text:p>0625 <text:s/>93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2">
            <text:p>62</text:p>
          </table:table-cell>
          <table:table-cell table:style-name="ce3" table:formula="of:=[.B62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رابع عشر من حزيران.</text:p>
          </table:table-cell>
          <table:table-cell table:style-name="ce21" office:value-type="string" table:number-columns-spanned="2" table:number-rows-spanned="1">
            <text:p>h^aziyraan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25">
            <text:p>0625 <text:s/>93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3">
            <text:p>63</text:p>
          </table:table-cell>
          <table:table-cell table:style-name="ce3" table:formula="of:=[.B6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وشنبه، چهاردهم ماه ژوئن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25">
            <text:p>0625 <text:s/>931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4">
            <text:p>64</text:p>
          </table:table-cell>
          <table:table-cell table:style-name="ce3" table:formula="of:=[.B64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هر روز الکل می نوشم</text:p>
          </table:table-cell>
          <table:table-cell table:style-name="ce21" office:value-type="string">
            <text:p>alkol / miy'nuwsham</text:p>
          </table:table-cell>
          <table:table-cell table:style-name="ce21" office:value-type="string">
            <text:p>I drink alcohol every 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26">
            <text:p>0625 <text:s/>93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5">
            <text:p>65</text:p>
          </table:table-cell>
          <table:table-cell table:style-name="ce3" table:formula="of:=[.B65]+1" office:value-type="float" office:value="12">
            <text:p>12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был понедельник, четырнадцатого июня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26">
            <text:p>0625 <text:s/>931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6">
            <text:p>6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8T08:00:31.87">
            <text:p>0618</text:p>
          </table:table-cell>
          <table:table-cell table:style-name="ce9" office:value-type="string">
            <text:p>v1-59</text:p>
          </table:table-cell>
          <table:table-cell table:style-name="ce18" office:value-type="string">
            <text:p>nó không tốt. điều đó thật[true tồi[bad~1 tệ.</text:p>
          </table:table-cell>
          <table:table-cell table:style-name="ce21" office:value-type="string" table:number-columns-spanned="2" table:number-rows-spanned="1">
            <text:p>it is not good. it is bad. please don't do it. please stop it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26">
            <text:p>0625 <text:s/>931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67">
            <text:p>67</text:p>
          </table:table-cell>
          <table:table-cell table:style-name="ce3" table:formula="of:=[.B67]+1" office:value-type="float" office:value="2">
            <text:p>2</text:p>
          </table:table-cell>
          <table:table-cell table:style-name="ce6"/>
          <table:table-cell table:style-name="ce9" office:value-type="string">
            <text:p>v2-58</text:p>
          </table:table-cell>
          <table:table-cell table:style-name="ce18" office:value-type="string">
            <text:p>nó tốt. bạn đang làm thật tốt. / vui lòng làm nó. / hãy tiếp tục nó. / vui lòng làm nó lại.</text:p>
          </table:table-cell>
          <table:table-cell table:style-name="ce21" office:value-type="string" table:number-columns-spanned="2" table:number-rows-spanned="1">
            <text:p>it is good. you are doing well. please do it. please continue it. / please do it again.</text:p>
          </table:table-cell>
          <table:covered-table-cell table:style-name="ce21" office:value-type="string">
            <text:p>it is good. you are doing well. please do it. please continue it. / please do it again.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26">
            <text:p>0625 <text:s/>93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68">
            <text:p>68</text:p>
          </table:table-cell>
          <table:table-cell table:style-name="ce3" table:formula="of:=[.B6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계단 옆의 옹벽에. / 좀 크로와 함께 "뒹굴"을 한 후 미케의 곳으로 가려했다. / 그러자 도중까지 왔었던 미케가 갑자기 대단한 <text:s/>속도로 달리기 시작해 옹벽으로 돌아갔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26">
            <text:p>0625 <text:s/>93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9">
            <text:p>69</text:p>
          </table:table-cell>
          <table:table-cell table:style-name="ce3" table:formula="of:=[.B69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siedemna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26">
            <text:p>0625 <text:s/>93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0">
            <text:p>70</text:p>
          </table:table-cell>
          <table:table-cell table:style-name="ce3" table:formula="of:=[.B70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ćwiczenie dla "uderzenia palcem". główna dziura, i jego sąsiednie dziury. / główne dziury, w przypadku wczoraj, to są dziurą siódmą, szóstą, i trzecią. / siódma i szósta dziury, dla nich, sąsiednia niższa dziura. / dla trzeciej, sąsienia wyższa dziur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26">
            <text:p>0625 <text:s/>931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9T08:39:59.45">
            <text:p>0619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có thể đi lên từ tầng hai đến tầng ba không? và, ở đó, vui lòng đập vào tường.</text:p>
          </table:table-cell>
          <table:table-cell table:style-name="ce21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26">
            <text:p>0625 <text:s/>931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72">
            <text:p>72</text:p>
          </table:table-cell>
          <table:table-cell table:style-name="ce3" table:formula="of:=[.B72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cái sợy dây này là rất nhẹ. / bạn có thể có nó một mình. / bạn có thể mang nó qua đó không? / tấm ván này là rất nặng. Bạn không cần phải di chuyển nó bây giờ. / vui lòng cùng nhau di chuyển nó sau.</text:p>
          </table:table-cell>
          <table:table-cell table:style-name="ce21" office:value-type="string" table:number-columns-spanned="2" table:number-rows-spanned="1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26">
            <text:p>0625 <text:s/>93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3">
            <text:p>73</text:p>
          </table:table-cell>
          <table:table-cell table:style-name="ce3" table:formula="of:=[.B7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계단 근처의 옹벽에. / 계단에서 크로만 "뒹굴"을 한 후 크로를 안아하고 "평평구역"으로 갔다. / 거기에 크로를 내리고, 미케에 마사지를 하려고 했다. / 그러자 크로가 기침을 하기 시작했다. / 그래서 일단 마사지를 중단해 크로의 등을 마사지 했다. / 기침은 곧 그쳤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3">
            <text:p>0625 <text:s/>93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4">
            <text:p>74</text:p>
          </table:table-cell>
          <table:table-cell table:style-name="ce3" table:formula="of:=[.B74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osiemna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3">
            <text:p>0625 <text:s/>931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75">
            <text:p>75</text:p>
          </table:table-cell>
          <table:table-cell table:style-name="ce3" table:formula="of:=[.B75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/ z piątej dziury aż do siódmego / dziury z piątego aż do zero. zaczynanie[start każdego dźwięki na każdej dziurze, w przypadku dźwięki "o-zu"-u, to przychodzi bardziej gładko[smoothly, w stosunku[relation do poprzednich[previous sesji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3">
            <text:p>0625 <text:s/>93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6">
            <text:p>76</text:p>
          </table:table-cell>
          <table:table-cell table:style-name="ce3" table:formula="of:=[.B76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ثامن عشر من حزيران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3">
            <text:p>0625 <text:s/>93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7">
            <text:p>77</text:p>
          </table:table-cell>
          <table:table-cell table:style-name="ce3" table:formula="of:=[.B77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هجدهم ماه ژوئن بود.</text:p>
          </table:table-cell>
          <table:table-cell table:style-name="ce21" office:value-type="string" table:number-columns-spanned="2" table:number-rows-spanned="1">
            <text:p>hedh'dahom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3">
            <text:p>0625 <text:s/>931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78">
            <text:p>78</text:p>
          </table:table-cell>
          <table:table-cell table:style-name="ce3" table:formula="of:=[.B78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ما اسمك؟ اشكرك.</text:p>
          </table:table-cell>
          <table:table-cell table:style-name="ce21" office:value-type="string">
            <text:p>ism'ka / ushkur'ka</text:p>
          </table:table-cell>
          <table:table-cell table:style-name="ce21" office:value-type="string">
            <text:p>what is your name? thank you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3">
            <text:p>0625 <text:s/>931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79">
            <text:p>79</text:p>
          </table:table-cell>
          <table:table-cell table:style-name="ce3" table:formula="of:=[.B79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اسم شما چيست؟متشکرم</text:p>
          </table:table-cell>
          <table:table-cell table:style-name="ce21" office:value-type="string">
            <text:p>ism / shumaa[name / chiyst / muta'shakkiram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3">
            <text:p>0625 <text:s/>931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80">
            <text:p>8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0T08:44:48.12">
            <text:p>0620</text:p>
          </table:table-cell>
          <table:table-cell table:style-name="ce9" office:value-type="string">
            <text:p>v1-55</text:p>
          </table:table-cell>
          <table:table-cell table:style-name="ce18" office:value-type="string">
            <text:p>nó là rất nặng. / bạn không cần phải di chuyển nó. / hãy sau cùng nhao di chuyển nó.</text:p>
          </table:table-cell>
          <table:table-cell table:style-name="ce21" office:value-type="string" table:number-columns-spanned="2" table:number-rows-spanned="1">
            <text:p>それはとても重いです。動かさなくていいです。後で、皆で動かしましょう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3">
            <text:p>0625 <text:s/>931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1">
            <text:p>81</text:p>
          </table:table-cell>
          <table:table-cell table:style-name="ce3" table:formula="of:=[.B81]+1" office:value-type="float" office:value="2">
            <text:p>2</text:p>
          </table:table-cell>
          <table:table-cell table:style-name="ce6"/>
          <table:table-cell table:style-name="ce9" office:value-type="string">
            <text:p>v2-54</text:p>
          </table:table-cell>
          <table:table-cell table:style-name="ce18" office:value-type="string">
            <text:p>ở đây, không có sợi dây được[get kéo[pull căng[stretch. / bạn có thể ngã xuống. / nguy hiểm.</text:p>
          </table:table-cell>
          <table:table-cell table:style-name="ce21" office:value-type="string" table:number-columns-spanned="2" table:number-rows-spanned="1">
            <text:p>ここには、ロープが張られていない。落ちます。危険です。</text:p>
          </table:table-cell>
          <table:covered-table-cell table:style-name="ce21" office:value-type="string">
            <text:p>ここには、ロープが張られていない。落ちます。危険です。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3">
            <text:p>0625 <text:s/>93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2">
            <text:p>82</text:p>
          </table:table-cell>
          <table:table-cell table:style-name="ce3" table:formula="of:=[.B82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비가 내리고 있었다. / (1) 크로 : 비가 내리고 있었지만, 지상에 내려왔다. 가볍게 몸을 두드려, 즉시 옹벽으로 돌렸다. / 페이스트를 가방에서 꺼내려고 있었으면, 크로가 기침을 하기 시작했다. / 놀라, 옹벽에 매달려, 한 손으로 크로의 등을 어루만졌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31">
            <text:p>0625 <text:s/>931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83">
            <text:p>83</text:p>
          </table:table-cell>
          <table:table-cell table:style-name="ce3" table:formula="of:=[.B83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(2) 미케 : 고체를 준 후 즉시 지상에 내리고 와서 버렸다. / 우산을 간단하게 옹벽에 두고, 미케에게 마사지를 하기 시작했다. <text:s/>/ 얼마 후, <text:s/>우산이 떨어져왔다. 그러자 미케는 대단한 기세로 계단 방향으로 달려 갔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31">
            <text:p>0625 <text:s/>93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4">
            <text:p>84</text:p>
          </table:table-cell>
          <table:table-cell table:style-name="ce3" table:formula="of:=[.B84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dziewięćna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31">
            <text:p>0625 <text:s/>93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5">
            <text:p>85</text:p>
          </table:table-cell>
          <table:table-cell table:style-name="ce3" table:formula="of:=[.B85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(1) dźwięki "ozu"-u. każdy dźwięk. sposób wydmuchania. zaczynam[start od bardzo małej głośności[volume, a stopniowo[gradually, ją zwiększam[enlarge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31">
            <text:p>0625 <text:s/>931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6">
            <text:p>86</text:p>
          </table:table-cell>
          <table:table-cell table:style-name="ce3" table:formula="of:=[.B86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(2) dźwięki "kan"-u : te w drugich i trzecich dziurach. przejście[transition od "ozu"-u do "kan"-u, to poszło[went gładko[smoothly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31">
            <text:p>0625 <text:s/>931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7">
            <text:p>8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1T09:41:18.81">
            <text:p>0621</text:p>
          </table:table-cell>
          <table:table-cell table:style-name="ce9" office:value-type="string">
            <text:p>v1-53</text:p>
          </table:table-cell>
          <table:table-cell table:style-name="ce18" office:value-type="string">
            <text:p>máu đang chảy ra từ cánh tay của bạn. / giống nhao, từ chân của bạn. / anh ấy bị ngã xuống đén tầng dưới.</text:p>
          </table:table-cell>
          <table:table-cell table:style-name="ce21" office:value-type="string" table:number-columns-spanned="2" table:number-rows-spanned="1">
            <text:p>腕から血が流れている。脚から血が流れている。 / 彼は、下の階へ落ち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31">
            <text:p>0625 <text:s/>931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8">
            <text:p>88</text:p>
          </table:table-cell>
          <table:table-cell table:style-name="ce3" table:formula="of:=[.B88]+1" office:value-type="float" office:value="2">
            <text:p>2</text:p>
          </table:table-cell>
          <table:table-cell table:style-name="ce6"/>
          <table:table-cell table:style-name="ce9" office:value-type="string">
            <text:p>v2-52</text:p>
          </table:table-cell>
          <table:table-cell table:style-name="ce18" office:value-type="string">
            <text:p>miệng của anh ấy bị sưng lên. / anh ta đạp miệng vào thanh sắt.</text:p>
          </table:table-cell>
          <table:table-cell table:style-name="ce21" office:value-type="string" table:number-columns-spanned="2" table:number-rows-spanned="1">
            <text:p>his mouth got swollen. he hit his mouth on the iron bar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33">
            <text:p>0625 <text:s/>931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89">
            <text:p>89</text:p>
          </table:table-cell>
          <table:table-cell table:style-name="ce3" table:formula="of:=[.B8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(1) 크로 : 계단 아래 삼각형의 소공간에서 나왔다. / (2) 미케 : 크로가 상기의 공간에서 남 쪽에 나왔던 무렵, 미케도 그 장소에 도착했다. / (3) 미케에 마사지를 시작하면, 크로는 떠난다. 한 두 번 미케에게 마사지를 한 후 나는 옹벽으로 걷기 시작했다. / (4) 크로를 안아하고 옹벽으로. (5) 크로, 다음으로, 미케를 올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33">
            <text:p>0625 <text:s/>93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0">
            <text:p>90</text:p>
          </table:table-cell>
          <table:table-cell table:style-name="ce3" table:formula="of:=[.B90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niedzielak, dwudzie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33">
            <text:p>0625 <text:s/>931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91">
            <text:p>91</text:p>
          </table:table-cell>
          <table:table-cell table:style-name="ce3" table:formula="of:=[.B91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wydmuchanie dźwięków. / (2) w ostatniej chwili czasu ćwiczeń, w najbardziej ostatniej, wychodzi jedny dobrze brzmiący[sounding dźwięk "kan"-u. / (3) kształt ust dla tego dźwięku : pionowy[vertical owalny kształt. rozmiar[size to, w porównaniu[comparison do wcześniej rozmiaru, większy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33">
            <text:p>0625 <text:s/>931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2">
            <text:p>9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2T10:14:54.03">
            <text:p>0622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anh ấy muốn nghỉ ngơi. / anh ấy nói rằng anh ấy không được[get khỏe[robust.</text:p>
          </table:table-cell>
          <table:table-cell table:style-name="ce21" office:value-type="string" table:number-columns-spanned="2" table:number-rows-spanned="1">
            <text:p>he says he wants to have a rest. / he says he is not feeling well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33">
            <text:p>0625 <text:s/>931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3">
            <text:p>93</text:p>
          </table:table-cell>
          <table:table-cell table:style-name="ce3" table:formula="of:=[.B93]+1" office:value-type="float" office:value="2">
            <text:p>2</text:p>
          </table:table-cell>
          <table:table-cell table:style-name="ce6"/>
          <table:table-cell table:style-name="ce9" office:value-type="string">
            <text:p>v2-50</text:p>
          </table:table-cell>
          <table:table-cell table:style-name="ce18" office:value-type="string">
            <text:p>nó thực sự đã xảy ra? / anh ấy ngã xuống sàn. / nó là rất trơn.</text:p>
          </table:table-cell>
          <table:table-cell table:style-name="ce21" office:value-type="string" table:number-columns-spanned="2" table:number-rows-spanned="1">
            <text:p>it really happened? / he fell down on the floor. it is slippery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33">
            <text:p>0625 <text:s/>931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4">
            <text:p>94</text:p>
          </table:table-cell>
          <table:table-cell table:style-name="ce3" table:formula="of:=[.B94]+1" office:value-type="float" office:value="3">
            <text:p>3</text:p>
          </table:table-cell>
          <table:table-cell table:style-name="ce6"/>
          <table:table-cell table:style-name="ce9" office:value-type="string">
            <text:p>c1</text:p>
          </table:table-cell>
          <table:table-cell table:style-name="ce19" office:value-type="string">
            <text:p>សួស្តី។</text:p>
          </table:table-cell>
          <table:table-cell table:style-name="ce21" office:value-type="string">
            <text:p>soos'dai</text:p>
          </table:table-cell>
          <table:table-cell table:style-name="ce21" office:value-type="string">
            <text:p>hello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33">
            <text:p>0625 <text:s/>931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5">
            <text:p>95</text:p>
          </table:table-cell>
          <table:table-cell table:style-name="ce3" table:formula="of:=[.B95]+1" office:value-type="float" office:value="4">
            <text:p>4</text:p>
          </table:table-cell>
          <table:table-cell table:style-name="ce6"/>
          <table:table-cell table:style-name="ce9" office:value-type="string">
            <text:p>c2</text:p>
          </table:table-cell>
          <table:table-cell table:style-name="ce19" office:value-type="string">
            <text:p>សូមអរគុណ។</text:p>
          </table:table-cell>
          <table:table-cell table:style-name="ce21" office:value-type="string">
            <text:p>soum au'kon</text:p>
          </table:table-cell>
          <table:table-cell table:style-name="ce21" office:value-type="string">
            <text:p>thank you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34">
            <text:p>0625 <text:s/>931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6">
            <text:p>96</text:p>
          </table:table-cell>
          <table:table-cell table:style-name="ce3" table:formula="of:=[.B96]+1" office:value-type="float" office:value="5">
            <text:p>5</text:p>
          </table:table-cell>
          <table:table-cell table:style-name="ce6"/>
          <table:table-cell table:style-name="ce9" office:value-type="string">
            <text:p>c3</text:p>
          </table:table-cell>
          <table:table-cell table:style-name="ce19" office:value-type="string">
            <text:p>សូម។</text:p>
          </table:table-cell>
          <table:table-cell table:style-name="ce21" office:value-type="string">
            <text:p>soum</text:p>
          </table:table-cell>
          <table:table-cell table:style-name="ce21" office:value-type="string">
            <text:p>please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34">
            <text:p>0625 <text:s/>931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97">
            <text:p>97</text:p>
          </table:table-cell>
          <table:table-cell table:style-name="ce3" table:formula="of:=[.B97]+1" office:value-type="float" office:value="6">
            <text:p>6</text:p>
          </table:table-cell>
          <table:table-cell table:style-name="ce6"/>
          <table:table-cell table:style-name="ce9" office:value-type="string">
            <text:p>c4</text:p>
          </table:table-cell>
          <table:table-cell table:style-name="ce20" office:value-type="string">
            <text:p>អ្នក.មានចិត្ត.ល្អ.។ </text:p>
          </table:table-cell>
          <table:table-cell table:style-name="ce21" office:value-type="string">
            <text:p>njak njen cha.k'loo</text:p>
          </table:table-cell>
          <table:table-cell table:style-name="ce21" office:value-type="string">
            <text:p>you are kind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34">
            <text:p>0625 <text:s/>93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8">
            <text:p>98</text:p>
          </table:table-cell>
          <table:table-cell table:style-name="ce3" table:formula="of:=[.B98]+1" office:value-type="float" office:value="7">
            <text:p>7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내가 옹벽에 도착할 까지 지상에 내려오지 않았다. / (1) 미케 : 내려왔지만, 내가 먼저 크로에게 페이스트를 주려고 하면, 자신도 보도 쪽으로 가서 옹벽에 올라왔다. 이어 내가 그녀를 안아하고 지상에 내려했지만, 잠시 후 다시 옹벽으로 돌아가서 버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36">
            <text:p>0625 <text:s/>931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99">
            <text:p>99</text:p>
          </table:table-cell>
          <table:table-cell table:style-name="ce3" table:formula="of:=[.B99]+1" office:value-type="float" office:value="8">
            <text:p>8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 table:number-columns-spanned="3" table:number-rows-spanned="1">
            <text:p>(2) 크로는 내려오지 않았다. (3) 미케 : 고체를 먹고 있던 때. 나는 비닐 봉지를 팔에 갖고 있었는데, 이 봉지가 거칠거칠 소리를 냈다. 그러자 미케는 옹벽 뒤 쪽, 울타리 바로 <text:s/>앞에 물러났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36">
            <text:p>0625 <text:s/>931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0">
            <text:p>100</text:p>
          </table:table-cell>
          <table:table-cell table:style-name="ce3" table:formula="of:=[.B100]+1" office:value-type="float" office:value="9">
            <text:p>9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dwudziesty pierwsz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36">
            <text:p>0625 <text:s/>931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01">
            <text:p>101</text:p>
          </table:table-cell>
          <table:table-cell table:style-name="ce3" table:formula="of:=[.B101]+1" office:value-type="float" office:value="10">
            <text:p>10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jedna kompozycja (2) ćwiczenie "kan"-u. (3) zauważyłem[noticed : kształt ust --&gt; górna warga, to jest lekko obniżona[lowered, trochę bardziej okrągła[round. (4) kształt wargi dolnej : obu[both strony obok[beside części środkowej, napinasz[tighten je, aby się podniosły[rise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36">
            <text:p>0625 <text:s/>931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02">
            <text:p>10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3T12:06:54.98">
            <text:p>0623</text:p>
          </table:table-cell>
          <table:table-cell table:style-name="ce9" office:value-type="string">
            <text:p>v1-49</text:p>
          </table:table-cell>
          <table:table-cell table:style-name="ce18" office:value-type="string">
            <text:p>tại[in sao[how mũi[nose anh ấy lại chảy máu?</text:p>
          </table:table-cell>
          <table:table-cell table:style-name="ce21" office:value-type="string" table:number-columns-spanned="2" table:number-rows-spanned="1">
            <text:p>why his nose is bleeding? / because an iron rod fell on his nose 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36">
            <text:p>0625 <text:s/>931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3">
            <text:p>103</text:p>
          </table:table-cell>
          <table:table-cell table:style-name="ce3" table:formula="of:=[.B103]+1" office:value-type="float" office:value="2">
            <text:p>2</text:p>
          </table:table-cell>
          <table:table-cell table:style-name="ce6"/>
          <table:table-cell table:style-name="ce9" office:value-type="string">
            <text:p>v1-48</text:p>
          </table:table-cell>
          <table:table-cell table:style-name="ce18" office:value-type="string">
            <text:p>tại sao đầu anh ấy đang chảy máu? anh ta đánh đầu vào đâu? khi nào?</text:p>
          </table:table-cell>
          <table:table-cell table:style-name="ce21" office:value-type="string" table:number-columns-spanned="2" table:number-rows-spanned="1">
            <text:p>why his head is bleeding? where did he hit his head, when?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36">
            <text:p>0625 <text:s/>931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04">
            <text:p>104</text:p>
          </table:table-cell>
          <table:table-cell table:style-name="ce3" table:formula="of:=[.B10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"평평 장소" 에 도달할 무렵, 먼저 크로, 곧 이어, 미케가 달려왔다. / 잠시 마사지. / 돌아가기. 크로를 안아하고 옹벽으로. 크로, 그리고 미케를 올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37">
            <text:p>0625 <text:s/>93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05">
            <text:p>105</text:p>
          </table:table-cell>
          <table:table-cell table:style-name="ce3" table:formula="of:=[.B10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wtorek, dwudziesty drugi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37">
            <text:p>0625 <text:s/>93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6">
            <text:p>106</text:p>
          </table:table-cell>
          <table:table-cell table:style-name="ce3" table:formula="of:=[.B10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sposób dla dźwięków "kan"-u. / użyłem tego sposób, który zauważyłem w przedostatniej sesji, tzn., w dwóch sesjach temu. (2) w tej sesji, czułem się, że otwierałem[opened moją usta raczej duże, ale wczoraj, czułem się, że nie tak duży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37">
            <text:p>0625 <text:s/>931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7">
            <text:p>10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5T09:03:02.05">
            <text:p>0625</text:p>
          </table:table-cell>
          <table:table-cell table:style-name="ce9" office:value-type="string">
            <text:p>v1-47</text:p>
          </table:table-cell>
          <table:table-cell table:style-name="ce18" office:value-type="string">
            <text:p>có một cái lỗ ơ đây. / nguy hiểm. / đặt một bảng, như thế này.</text:p>
          </table:table-cell>
          <table:table-cell table:style-name="ce21" office:value-type="string" table:number-columns-spanned="2" table:number-rows-spanned="1">
            <text:p>ここに穴があります。危ないです。板を置きます。このように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37">
            <text:p>0625 <text:s/>931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08">
            <text:p>108</text:p>
          </table:table-cell>
          <table:table-cell table:style-name="ce3" table:formula="of:=[.B108]+1" office:value-type="float" office:value="2">
            <text:p>2</text:p>
          </table:table-cell>
          <table:table-cell table:style-name="ce6"/>
          <table:table-cell table:style-name="ce9" office:value-type="string">
            <text:p>v2-46</text:p>
          </table:table-cell>
          <table:table-cell table:style-name="ce18" office:value-type="string">
            <text:p>bạn đi về phía trước. / bạn quay sang trái. / và, bạn rẽ sang phải. / ở đó, có một nhà vệ sinh.</text:p>
          </table:table-cell>
          <table:table-cell table:style-name="ce21" office:value-type="string" table:number-columns-spanned="2" table:number-rows-spanned="1">
            <text:p>you go forward. / you turn to the left. / and, you turn to the right / there is a toilet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37">
            <text:p>0625 <text:s/>931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9">
            <text:p>109</text:p>
          </table:table-cell>
          <table:table-cell table:style-name="ce3" table:formula="of:=[.B10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(1) 크로는 즉시 내려왔다. (2) 미케는 잠시 옹벽 위에서 울고 있다. 나는 그녀 뒷다리를 가볍게 드린다. 미케는 내려온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16.93">
            <text:p>0625 <text:s/>93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0">
            <text:p>110</text:p>
          </table:table-cell>
          <table:table-cell table:style-name="ce3" table:formula="of:=[.B110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dwudziesty czwar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16.93">
            <text:p>0625 <text:s/>931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111">
            <text:p>111</text:p>
          </table:table-cell>
          <table:table-cell table:style-name="ce3" table:formula="of:=[.B111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podobny procesja. każdy dźwięk, kompozycja, w końcu, dźwięki "kan"-u. (2) o "kan"-e : znowu, kolejny sposób wydmuchania. &lt;1&gt; dolna warga, mięśni w dolnej części której, napinasz[tighten te w kierunku[direction zewnętrznym[outward. &lt;2&gt; te w górnej części ktrórej, napinasz te w kierunku wewnątrznym[inward. &lt;3&gt; punkty końcowe mięśni, te znajdują[find się nieco[somewhat wewnątrzy w kącikach[corner ust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16.93">
            <text:p>0625 <text:s/>93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2">
            <text:p>112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16.93">
            <text:p>0625 <text:s/>93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3">
            <text:p>113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37">
            <text:p>0625 <text:s/>93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4">
            <text:p>114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37">
            <text:p>0625 <text:s/>93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5">
            <text:p>115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37">
            <text:p>0625 <text:s/>93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6">
            <text:p>116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37">
            <text:p>0625 <text:s/>93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7">
            <text:p>117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21.39">
            <text:p>0625 <text:s/>93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8">
            <text:p>118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17.68">
            <text:p>0625 <text:s/>93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9">
            <text:p>119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17.68">
            <text:p>0625 <text:s/>93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0">
            <text:p>120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17.68">
            <text:p>0625 <text:s/>93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1">
            <text:p>121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17.68">
            <text:p>0625 <text:s/>93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2">
            <text:p>122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17.68">
            <text:p>0625 <text:s/>93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3">
            <text:p>123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17.68">
            <text:p>0625 <text:s/>93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4">
            <text:p>124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09:31:17.68">
            <text:p>0625 <text:s/>931</text:p>
          </table:table-cell>
          <table:table-cell table:number-columns-repeated="1010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25T09:31:17.68">
            <text:p>0625 <text:s/>931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6-25T09:31:21.39">
            <text:p>0625 <text:s/>931</text:p>
          </table:table-cell>
          <table:table-cell table:style-name="ce7" table:formula="of:=NOW()" office:value-type="date" office:date-value="2021-06-25T09:31:21.39">
            <text:p>0625 <text:s/>931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6-25T09:31:21.39">
            <text:p>0625 <text:s/>931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9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0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5">2021/06/25</text:date>, <text:time>09:31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6-25T09:31:20.66</dc:date>
    <dc:creator>iwabuchi ken</dc:creator>
    <meta:editing-duration>P3DT22H29M48S</meta:editing-duration>
    <meta:editing-cycles>570</meta:editing-cycles>
    <meta:generator>OpenOffice/4.1.3$Win32 OpenOffice.org_project/413m1$Build-9783</meta:generator>
    <meta:document-statistic meta:table-count="2" meta:cell-count="1142" meta:object-count="0"/>
  </office:meta>
</office:document-meta>
</file>